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  <style:style style:name="P3" style:parent-style-name="PreformattedText" style:family="paragraph">
      <style:paragraph-properties fo:margin-bottom="0.1965in"/>
    </style:style>
    <style:style style:name="P4" style:parent-style-name="PreformattedText" style:family="paragraph">
      <style:paragraph-properties fo:margin-bottom="0.1965in"/>
    </style:style>
    <style:style style:name="P5" style:parent-style-name="PreformattedText" style:family="paragraph">
      <style:paragraph-properties fo:margin-bottom="0.1965in"/>
    </style:style>
  </office:automatic-styles>
  <office:body>
    <office:text text:use-soft-page-breaks="true">
      <text:h text:style-name="P1" text:outline-level="3"><text:span text:style-name="StrongEmphasis">1. LogFileMapper.java</text:span><text:s/>(Used for mapping the IP addresses from the input CSV file)</text:h>
      <text:p text:style-name="PreformattedText"><text:span text:style-name="SourceText">package LogFileCountry;</text:span></text:p>
      <text:p text:style-name="PreformattedText"/>
      <text:p text:style-name="PreformattedText"><text:span text:style-name="SourceText">import java.io.IOException;</text:span></text:p>
      <text:p text:style-name="PreformattedText"><text:span text:style-name="SourceText">import org.apache.hadoop.io.IntWritable;</text:span></text:p>
      <text:p text:style-name="PreformattedText"><text:span text:style-name="SourceText">import<text:s/></text:span><text:span text:style-name="SourceText">org.apache.hadoop.io.LongWritable;</text:span></text:p>
      <text:p text:style-name="PreformattedText"><text:span text:style-name="SourceText">import org.apache.hadoop.io.Text;</text:span></text:p>
      <text:p text:style-name="PreformattedText"><text:span text:style-name="SourceText">import org.apache.hadoop.mapred.*;</text:span></text:p>
      <text:p text:style-name="PreformattedText"/>
      <text:p text:style-name="PreformattedText"><text:span text:style-name="SourceText">public class LogFileMapper extends MapReduceBase implements Mapper&lt;LongWritable, Text, Text, IntWritable&gt; {</text:span></text:p>
      <text:p text:style-name="PreformattedText"><text:span text:style-name="SourceText"><text:s text:c="4"/>private final static IntWritable one = new IntWritable(1);</text:span></text:p>
      <text:p text:style-name="PreformattedText"/>
      <text:p text:style-name="PreformattedText"><text:span text:style-name="SourceText"><text:s text:c="4"/>public void map(LongWritable key, Text value, OutputCollector&lt;Text, IntWritable&gt; output, Reporter reporter) throws IOException {</text:span></text:p>
      <text:p text:style-name="PreformattedText"><text:span text:style-name="SourceText"><text:s text:c="8"/>String valueString = value.toString();</text:span></text:p>
      <text:p text:style-name="PreformattedText"><text:span text:style-name="SourceText"><text:s text:c="8"/>String[] SingleIpData = valueString.split("-");</text:span></text:p>
      <text:p text:style-name="PreformattedText"><text:span text:style-name="SourceText"><text:s text:c="8"/>output.collect(new Text(SingleIpData[0]), one);</text:span></text:p>
      <text:p text:style-name="PreformattedText"><text:span text:style-name="SourceText"><text:s text:c="4"/>}</text:span></text:p>
      <text:p text:style-name="P2"><text:span text:style-name="SourceText">}</text:span></text:p>
      <text:h text:style-name="Heading3" text:outline-level="3"><text:span text:style-name="StrongEmphasis">2. LogFileReduce.java</text:span><text:s/>(Used for reducing the data received from the mapper process to the final output)</text:h>
      <text:p text:style-name="PreformattedText"><text:span text:style-name="SourceText">package LogFileCountry;</text:span></text:p>
      <text:p text:style-name="PreformattedText"/>
      <text:p text:style-name="PreformattedText"><text:span text:style-name="SourceText">import java.io.IOException;</text:span></text:p>
      <text:p text:style-name="PreformattedText"><text:span text:style-name="SourceText">import java.util.*;</text:span></text:p>
      <text:p text:style-name="PreformattedText"><text:span text:style-name="SourceText">import<text:s/></text:span><text:span text:style-name="SourceText">org.apache.hadoop.io.IntWritable;</text:span></text:p>
      <text:p text:style-name="PreformattedText"><text:span text:style-name="SourceText">import org.apache.hadoop.io.Text;</text:span></text:p>
      <text:p text:style-name="PreformattedText"><text:span text:style-name="SourceText">import org.apache.hadoop.mapred.*;</text:span></text:p>
      <text:p text:style-name="PreformattedText"/>
      <text:p text:style-name="PreformattedText"><text:span text:style-name="SourceText">public class LogFileReducer extends MapReduceBase implements Reducer&lt;Text, IntWritable, Text, IntWritable&gt; {</text:span></text:p>
      <text:p text:style-name="PreformattedText"><text:span text:style-name="SourceText"><text:s text:c="4"/>public void reduce(Text t_key, Iterator&lt;IntWritable&gt; values, OutputCollector&lt;Text, IntWritable&gt; output, Reporter reporter) throws IOException {</text:span></text:p>
      <text:p text:style-name="PreformattedText"><text:span text:style-name="SourceText"><text:s text:c="8"/>Text key = t_key;</text:span></text:p>
      <text:p text:style-name="PreformattedText"><text:span text:style-name="SourceText"><text:s text:c="8"/>int frequencyForIp = 0;</text:span></text:p>
      <text:p text:style-name="PreformattedText"/>
      <text:p text:style-name="PreformattedText"><text:span text:style-name="SourceText"><text:s text:c="8"/>while (values.hasNext()) {</text:span></text:p>
      <text:p text:style-name="PreformattedText"><text:span text:style-name="SourceText"><text:s text:c="12"/>// replace type of value with the actual type of our value</text:span></text:p>
      <text:p text:style-name="PreformattedText"><text:span text:style-name="SourceText"><text:s text:c="12"/>IntWritable value = (IntWritable) values.next();</text:span></text:p>
      <text:p text:style-name="PreformattedText"><text:span text:style-name="SourceText"><text:s text:c="12"/>frequencyForIp += value.get();</text:span></text:p>
      <text:p text:style-name="PreformattedText"><text:span text:style-name="SourceText"><text:s text:c="8"/>}</text:span></text:p>
      <text:p text:style-name="PreformattedText"/>
      <text:p text:style-name="PreformattedText"><text:span text:style-name="SourceText"><text:s text:c="8"/>output.collect(key, new IntWritable(frequencyForIp));</text:span></text:p>
      <text:p text:style-name="PreformattedText"><text:span text:style-name="SourceText"><text:s text:c="4"/>}</text:span></text:p>
      <text:p text:style-name="P3"><text:span text:style-name="SourceText">}</text:span></text:p>
      <text:soft-page-break/>
      <text:h text:style-name="Heading3" text:outline-level="3"><text:span text:style-name="StrongEmphasis">3. LogFileCountryDriver.java</text:span><text:s/>(The driver code to run MapReduce on HDFS)</text:h>
      <text:p text:style-name="PreformattedText"><text:span text:style-name="SourceText">package LogFileCountry;</text:span></text:p>
      <text:p text:style-name="PreformattedText"/>
      <text:p text:style-name="PreformattedText"><text:span text:style-name="SourceText">import org.apache.hadoop.fs.Path;</text:span></text:p>
      <text:p text:style-name="PreformattedText"><text:span text:style-name="SourceText">import org.apache.hadoop.io.*;</text:span></text:p>
      <text:p text:style-name="PreformattedText"><text:span text:style-name="SourceText">import org.apache.hadoop.mapred.*;</text:span></text:p>
      <text:p text:style-name="PreformattedText"/>
      <text:p text:style-name="PreformattedText"><text:span text:style-name="SourceText">public class LogFileCountryDriver {</text:span></text:p>
      <text:p text:style-name="PreformattedText"><text:span text:style-name="SourceText"><text:s text:c="4"/>public static void main(String[] args) {</text:span></text:p>
      <text:p text:style-name="PreformattedText"><text:span text:style-name="SourceText"><text:s text:c="8"/>JobClient<text:s/></text:span><text:span text:style-name="SourceText">my_client = new JobClient();</text:span></text:p>
      <text:p text:style-name="PreformattedText"><text:span text:style-name="SourceText"><text:s text:c="8"/></text:span></text:p>
      <text:p text:style-name="PreformattedText"><text:span text:style-name="SourceText"><text:s text:c="8"/>// Create a configuration object for the job</text:span></text:p>
      <text:p text:style-name="PreformattedText"><text:span text:style-name="SourceText"><text:s text:c="8"/>JobConf job_conf = new JobConf(LogFileCountryDriver.class);</text:span></text:p>
      <text:p text:style-name="PreformattedText"><text:span text:style-name="SourceText"><text:s text:c="8"/></text:span></text:p>
      <text:p text:style-name="PreformattedText"><text:span text:style-name="SourceText"><text:s text:c="8"/>// Set a name for the job</text:span></text:p>
      <text:p text:style-name="PreformattedText"><text:span text:style-name="SourceText"><text:s text:c="8"/>job_conf.setJobName("LogFileIP");</text:span></text:p>
      <text:p text:style-name="PreformattedText"><text:span text:style-name="SourceText"><text:s text:c="8"/></text:span></text:p>
      <text:p text:style-name="PreformattedText"><text:span text:style-name="SourceText"><text:s text:c="8"/>// Specify data type of output key and value</text:span></text:p>
      <text:p text:style-name="PreformattedText"><text:span text:style-name="SourceText"><text:s text:c="8"/>job_conf.setOutputKeyClass(Text.class);</text:span></text:p>
      <text:p text:style-name="PreformattedText"><text:span text:style-name="SourceText"><text:s text:c="8"/>job_conf.setOutputValueClass(IntWritable.class);</text:span></text:p>
      <text:p text:style-name="PreformattedText"><text:span text:style-name="SourceText"><text:s text:c="8"/></text:span></text:p>
      <text:p text:style-name="PreformattedText"><text:span text:style-name="SourceText"><text:s text:c="8"/>// Specify names of Mapper and Reducer Class</text:span></text:p>
      <text:p text:style-name="PreformattedText"><text:span text:style-name="SourceText"><text:s text:c="8"/>job_conf.setMapperClass(LogFileCountry.LogFileMapper.class);</text:span></text:p>
      <text:p text:style-name="PreformattedText"><text:span text:style-name="SourceText"><text:s text:c="8"/>job_conf.setReducerClass(LogFileCountry.LogFileReducer.class);</text:span></text:p>
      <text:p text:style-name="PreformattedText"><text:span text:style-name="SourceText"><text:s text:c="8"/></text:span></text:p>
      <text:p text:style-name="PreformattedText"><text:span text:style-name="SourceText"><text:s text:c="8"/>// Specify formats of the data type of Input and Output</text:span></text:p>
      <text:p text:style-name="PreformattedText"><text:span text:style-name="SourceText"><text:s text:c="8"/>job_conf.setInputFormat(TextInputFormat.class);</text:span></text:p>
      <text:p text:style-name="PreformattedText"><text:span text:style-name="SourceText"><text:s text:c="8"/>job_conf.setOutputFormat(TextOutputFormat.class);</text:span></text:p>
      <text:p text:style-name="PreformattedText"><text:span text:style-name="SourceText"><text:s text:c="8"/></text:span></text:p>
      <text:p text:style-name="PreformattedText"><text:span text:style-name="SourceText"><text:s text:c="8"/>// Set input and output directories using command line arguments,</text:span></text:p>
      <text:p text:style-name="PreformattedText"><text:span text:style-name="SourceText"><text:s text:c="8"/>// arg[0] = name of input directory on HDFS, and arg[1] = name of output directory to be created to store the output file.</text:span></text:p>
      <text:p text:style-name="PreformattedText"><text:span text:style-name="SourceText"><text:s text:c="8"/>FileInputFormat.setInputPaths(job_conf, new Path(args[0]));</text:span></text:p>
      <text:p text:style-name="PreformattedText"><text:span text:style-name="SourceText"><text:s text:c="8"/>FileOutputFormat.setOutputPath(job_conf, new Path(args[1]));</text:span></text:p>
      <text:p text:style-name="PreformattedText"><text:span text:style-name="SourceText"><text:s text:c="8"/></text:span></text:p>
      <text:p text:style-name="PreformattedText"><text:span text:style-name="SourceText"><text:s text:c="8"/>my_client.setConf(job_conf);</text:span></text:p>
      <text:p text:style-name="PreformattedText"><text:span text:style-name="SourceText"><text:s text:c="8"/></text:span></text:p>
      <text:p text:style-name="PreformattedText"><text:span text:style-name="SourceText"><text:s text:c="8"/>try {</text:span></text:p>
      <text:p text:style-name="PreformattedText"><text:span text:style-name="SourceText"><text:s text:c="12"/>// Run the job</text:span></text:p>
      <text:p text:style-name="PreformattedText"><text:span text:style-name="SourceText"><text:s text:c="12"/></text:span><text:span text:style-name="SourceText">JobClient.runJob(job_conf);</text:span></text:p>
      <text:p text:style-name="PreformattedText"><text:span text:style-name="SourceText"><text:s text:c="8"/>} catch (Exception e) {</text:span></text:p>
      <text:p text:style-name="PreformattedText"><text:span text:style-name="SourceText"><text:s text:c="12"/>e.printStackTrace();</text:span></text:p>
      <text:p text:style-name="PreformattedText"><text:span text:style-name="SourceText"><text:s text:c="8"/>}</text:span></text:p>
      <text:p text:style-name="PreformattedText"><text:span text:style-name="SourceText"><text:s text:c="4"/>}</text:span></text:p>
      <text:p text:style-name="P4"><text:span text:style-name="SourceText">}</text:span></text:p>
      <text:h text:style-name="Heading3" text:outline-level="3"><text:span text:style-name="SourceText">L</text:span><text:span text:style-name="StrongEmphasis">og File Input Sample (log_file.txt):</text:span></text:h>
      <text:p text:style-name="PreformattedText"><text:span text:style-name="SourceText">0.223.157.186 - - [15/Jul/2009:20:50:32 -0700] "GET /assets/js/the-associates.js HTTP/1.1" 304 -</text:span></text:p>
      <text:p text:style-name="PreformattedText"><text:span text:style-name="SourceText">10.223.157.186 - - [15/Jul/2009:20:50:33 -0700] "GET /assets/img/home-logo.png HTTP/1.1" 304 -</text:span></text:p>
      <text:soft-page-break/>
      <text:p text:style-name="PreformattedText"><text:span text:style-name="SourceText">10.223.157.186 - - [15/Jul/2009:20:50:33 -0700] "GET /assets/img/dummy/primary-news-2.jpg HTTP/1.1" 304 -</text:span></text:p>
      <text:p text:style-name="PreformattedText"><text:span text:style-name="SourceText">10.223.157.186 - - [15/Jul/2009:20:50:33 -0700] "GET /assets/img/dummy/primary-news-1.jpg HTTP/1.1" 304 -</text:span></text:p>
      <text:p text:style-name="PreformattedText"><text:span text:style-name="SourceText">10.223.157.186 - - [15/Jul/2009:20:50:33 -0700] "GET /assets/img/home-media-block-placeholder.jpg HTTP/1.1" 304 -</text:span></text:p>
      <text:p text:style-name="PreformattedText"><text:span text:style-name="SourceText">10.223.157.186 - - [15/Jul/2009:20:50:33 -0700] "GET /assets/img/dummy/secondary-news-4.jpg HTTP/1.1" 304 -</text:span></text:p>
      <text:p text:style-name="PreformattedText"><text:span text:style-name="SourceText">10.223.157.186 - - [15/Jul/2009:20:50:33 -0700] "GET /assets/img/loading.gif HTTP/1.1" 304 -</text:span></text:p>
      <text:p text:style-name="P5"><text:span text:style-name="SourceText">10.223.157.186 - - [15/Jul/2009:20:50:33 -0700] "GET /assets/img/search-button.gif HTTP/1.1" 304 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Calibri" style:font-name-complex="Times New Roman" fo:font-size="11pt" style:font-size-asian="11pt" style:font-size-complex="11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Consolas" style:font-name-complex="Consolas" fo:font-size="10.5pt" style:font-size-asian="10.5pt" style:font-size-complex="10.5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PlainTextChar" style:display-name="Plain Text Char" style:family="text">
      <style:text-properties style:font-name="Consolas" style:font-name-asian="Consolas" style:font-name-complex="Consolas" fo:font-size="10.5pt" style:font-size-asian="10.5pt" style:font-size-complex="10.5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rd</meta:initial-creator>
    <dc:creator>Ruchita Khilari</dc:creator>
    <meta:creation-date>2025-05-09T12:48:00Z</meta:creation-date>
    <dc:date>2025-05-09T12:48:00Z</dc:date>
    <meta:template xlink:href="Normal" xlink:type="simple"/>
    <meta:editing-cycles>2</meta:editing-cycles>
    <meta:editing-duration>PT60S</meta:editing-duration>
    <meta:document-statistic meta:page-count="3" meta:paragraph-count="8" meta:word-count="623" meta:character-count="4170" meta:row-count="29" meta:non-whitespace-character-count="3555"/>
  </office:meta>
</office:document-meta>
</file>